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0ED2D4A9F.png" manifest:media-type="image/png"/>
  <manifest:file-entry manifest:full-path="Pictures/100000000000040000000300A9421425.png" manifest:media-type="image/png"/>
  <manifest:file-entry manifest:full-path="Pictures/100000000000040000000300BA027C89.png" manifest:media-type="image/png"/>
  <manifest:file-entry manifest:full-path="Pictures/100000000000040000000300466AD4B6.png" manifest:media-type="image/png"/>
  <manifest:file-entry manifest:full-path="Pictures/100000000000040000000300642755A2.png" manifest:media-type="image/png"/>
  <manifest:file-entry manifest:full-path="Pictures/1000000000000400000003006CB60CAA.png" manifest:media-type="image/png"/>
  <manifest:file-entry manifest:full-path="Pictures/1000000000000400000003005037573A.png" manifest:media-type="image/png"/>
  <manifest:file-entry manifest:full-path="Pictures/100000000000040000000300BF4F5764.png" manifest:media-type="image/png"/>
  <manifest:file-entry manifest:full-path="Pictures/10000000000004000000030021C799DB.png" manifest:media-type="image/png"/>
  <manifest:file-entry manifest:full-path="Pictures/100000000000040000000300D0A12026.png" manifest:media-type="image/png"/>
  <manifest:file-entry manifest:full-path="Pictures/1000000000000400000003008909CFDA.png" manifest:media-type="image/png"/>
  <manifest:file-entry manifest:full-path="Pictures/10000000000004000000030096AB5C5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2" text:anchor-type="paragraph" svg:y="5.1543in" svg:width="6.6929in" svg:height="5.0193in" draw:z-index="1"><draw:image xlink:href="Pictures/10000000000004000000030096AB5C50.png" xlink:type="simple" xlink:show="embed" xlink:actuate="onLoad"/></draw:frame><draw:frame draw:style-name="fr1" draw:name="Image1" text:anchor-type="paragraph" svg:x="0in" svg:y="-0.1354in" svg:width="6.6929in" svg:height="5.0193in" draw:z-index="0"><draw:image xlink:href="Pictures/100000000000040000000300D0A12026.png" xlink:type="simple" xlink:show="embed" xlink:actuate="onLoad"/></draw:frame></text:p>
      <text:p text:style-name="Standard"><draw:frame draw:style-name="fr2" draw:name="Image4" text:anchor-type="paragraph" svg:y="-0.1043in" svg:width="6.6929in" svg:height="5.0193in" draw:z-index="3"><draw:image xlink:href="Pictures/100000000000040000000300BF4F5764.png" xlink:type="simple" xlink:show="embed" xlink:actuate="onLoad"/></draw:frame><draw:frame draw:style-name="fr2" draw:name="Image3" text:anchor-type="paragraph" svg:y="5.1047in" svg:width="6.6929in" svg:height="5.0193in" draw:z-index="2"><draw:image xlink:href="Pictures/1000000000000400000003005037573A.png" xlink:type="simple" xlink:show="embed" xlink:actuate="onLoad"/></draw:frame><text:soft-page-break/></text:p>
      <text:p text:style-name="Standard"><text:soft-page-break/></text:p>
      <text:p text:style-name="Standard"><draw:frame draw:style-name="fr2" draw:name="Image6" text:anchor-type="paragraph" svg:y="5.2602in" svg:width="6.6929in" svg:height="5.0193in" draw:z-index="5"><draw:image xlink:href="Pictures/1000000000000400000003006CB60CAA.png" xlink:type="simple" xlink:show="embed" xlink:actuate="onLoad"/></draw:frame><draw:frame draw:style-name="fr3" draw:name="Image5" text:anchor-type="paragraph" svg:width="6.6929in" svg:height="5.0193in" draw:z-index="4"><draw:image xlink:href="Pictures/100000000000040000000300642755A2.png" xlink:type="simple" xlink:show="embed" xlink:actuate="onLoad"/></draw:frame></text:p>
      <text:p text:style-name="Standard"><text:soft-page-break/></text:p>
      <text:p text:style-name="Standard"><draw:frame draw:style-name="fr1" draw:name="Image8" text:anchor-type="paragraph" svg:x="0.052in" svg:y="5.25in" svg:width="6.6929in" svg:height="5.0193in" draw:z-index="7"><draw:image xlink:href="Pictures/100000000000040000000300466AD4B6.png" xlink:type="simple" xlink:show="embed" xlink:actuate="onLoad"/></draw:frame><draw:frame draw:style-name="fr3" draw:name="Image7" text:anchor-type="paragraph" svg:width="6.6929in" svg:height="5.0193in" draw:z-index="6"><draw:image xlink:href="Pictures/100000000000040000000300BA027C89.png" xlink:type="simple" xlink:show="embed" xlink:actuate="onLoad"/></draw:frame></text:p>
      <text:p text:style-name="Standard"><draw:frame draw:style-name="fr2" draw:name="Image10" text:anchor-type="paragraph" svg:y="5.0217in" svg:width="6.6929in" svg:height="5.0193in" draw:z-index="9"><draw:image xlink:href="Pictures/100000000000040000000300A9421425.png" xlink:type="simple" xlink:show="embed" xlink:actuate="onLoad"/></draw:frame><draw:frame draw:style-name="fr2" draw:name="Image9" text:anchor-type="paragraph" svg:y="-0.2602in" svg:width="6.6929in" svg:height="5.0193in" draw:z-index="8"><draw:image xlink:href="Pictures/10000000000004000000030021C799DB.png" xlink:type="simple" xlink:show="embed" xlink:actuate="onLoad"/></draw:frame><text:soft-page-break/></text:p>
      <text:p text:style-name="Standard"/>
      <text:p text:style-name="Standard"><draw:frame draw:style-name="fr3" draw:name="Image11" text:anchor-type="paragraph" svg:width="6.6929in" svg:height="5.0193in" draw:z-index="10"><draw:image xlink:href="Pictures/100000000000040000000300ED2D4A9F.png" xlink:type="simple" xlink:show="embed" xlink:actuate="onLoad"/></draw:frame><draw:frame draw:style-name="fr2" draw:name="Image12" text:anchor-type="paragraph" svg:y="5.0189in" svg:width="6.6929in" svg:height="5.0193in" draw:z-index="11"><draw:image xlink:href="Pictures/1000000000000400000003008909CFD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1:12:41.150557291</meta:creation-date>
    <meta:generator>LibreOffice/4.2.7.2$Linux_X86_64 LibreOffice_project/420m0$Build-2</meta:generator>
    <dc:date>2015-04-17T01:17:57.927104347</dc:date>
    <meta:editing-duration>P0D</meta:editing-duration>
    <meta:editing-cycles>1</meta:editing-cycles>
    <meta:document-statistic meta:table-count="0" meta:image-count="12" meta:object-count="0" meta:page-count="6" meta:paragraph-count="0" meta:word-count="0" meta:character-count="0" meta:non-whitespace-character-count="0"/>
  </office:meta>
</office:document-meta>
</file>